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margin-top="0in" fo:margin-bottom="0.139in" loext:contextual-spacing="false"/>
      <style:text-properties fo:font-size="10pt" fo:language="es" fo:country="ES"/>
    </style:style>
    <style:style style:name="P3" style:family="paragraph" style:parent-style-name="Text_20_body">
      <style:paragraph-properties fo:margin-top="0in" fo:margin-bottom="0.139in" loext:contextual-spacing="false"/>
      <style:text-properties fo:font-size="10pt" fo:language="es" fo:country="ES"/>
    </style:style>
    <style:style style:name="P4" style:family="paragraph" style:parent-style-name="Text_20_body" style:list-style-name="L1">
      <style:paragraph-properties fo:margin-top="0in" fo:margin-bottom="0.139in" loext:contextual-spacing="false" fo:padding="0in" fo:border="none"/>
      <style:text-properties fo:font-size="10pt" fo:language="es" fo:country="ES"/>
    </style:style>
    <style:style style:name="P5" style:family="paragraph" style:parent-style-name="Text_20_body" style:list-style-name="L1">
      <style:paragraph-properties fo:margin-top="0in" fo:margin-bottom="0.139in" loext:contextual-spacing="false" fo:padding="0in" fo:border="none"/>
      <style:text-properties fo:font-size="11pt" fo:language="es" fo:country="ES"/>
    </style:style>
    <style:style style:name="T1" style:family="text">
      <style:text-properties fo:font-size="10pt"/>
    </style:style>
    <style:style style:name="T2" style:family="text">
      <style:text-properties officeooo:rsid="0015b9b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ones de la c<text:span text:style-name="T2">omputadora de vuelo</text:span>.</text:p>
      <text:p text:style-name="P2">Un <text:span text:style-name="T2">cohete </text:span>modelo puede tener integradas muchas funcionalidades similares a las de un <text:span text:style-name="T2">cohete </text:span>espacial, como por ejemplo cámaras que graben su recorrido, circuitos que registren su posición (GPS), una unidad de medición inercial, antenas que transmitan estos datos a una estación en tierra, etc.</text:p>
      <text:p text:style-name="P2">Ir integrando estas funcionalidades no será una tarea fácil, es por eso que se requerirá usar la mayor cantidad de módulos de software o hardware que estén ya disponibles. Se le dará siempre preferencia a aquellos productos que tengan las siguientes características:</text:p>
      <text:list xml:id="list8495436475608400159" text:style-name="L1">
        <text:list-item>
          <text:p text:style-name="P4">Open Source</text:p>
        </text:list-item>
        <text:list-item>
          <text:p text:style-name="P4">Calidad</text:p>
        </text:list-item>
        <text:list-item>
          <text:p text:style-name="P4">Bajo precio</text:p>
        </text:list-item>
        <text:list-item>
          <text:p text:style-name="P5"><text:span text:style-name="T1">Buena documentación</text:span> </text:p>
        </text:list-item>
      </text:list>
      <text:p text:style-name="P3">Fase 1</text:p>
      <text:p text:style-name="P3">En la primera fase del proyecto se tendrá como objetivo diseñar un sistema capaz de tomar video y fotos durante el vuel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0:40:15.457849715</meta:creation-date>
    <dc:date>2018-06-26T21:09:06.480164726</dc:date>
    <meta:editing-duration>PT18M41S</meta:editing-duration>
    <meta:editing-cycles>1</meta:editing-cycles>
    <meta:document-statistic meta:table-count="0" meta:image-count="0" meta:object-count="0" meta:page-count="1" meta:paragraph-count="9" meta:word-count="128" meta:character-count="783" meta:non-whitespace-character-count="667"/>
    <meta:generator>LibreOffice/5.1.6.2$Linux_X86_64 LibreOffice_project/10m0$Build-2</meta:generator>
  </office:meta>
</office:document-meta>
</file>